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18be" officeooo:paragraph-rsid="002eec9a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5c51e" officeooo:paragraph-rsid="0015c51e" style:font-weight-asian="bold" style:font-weight-complex="bold"/>
    </style:style>
    <style:style style:name="P3" style:family="paragraph" style:parent-style-name="Standard">
      <style:text-properties fo:font-weight="bold" officeooo:rsid="0016a722" officeooo:paragraph-rsid="0052ed9f" style:font-weight-asian="bold" style:font-weight-complex="bold"/>
    </style:style>
    <style:style style:name="P4" style:family="paragraph" style:parent-style-name="Standard">
      <style:text-properties officeooo:rsid="00128803" officeooo:paragraph-rsid="0015ec4d"/>
    </style:style>
    <style:style style:name="P5" style:family="paragraph" style:parent-style-name="Standard">
      <style:text-properties officeooo:rsid="00128803" officeooo:paragraph-rsid="001afe79"/>
    </style:style>
    <style:style style:name="P6" style:family="paragraph" style:parent-style-name="Standard">
      <style:text-properties officeooo:rsid="00128803" officeooo:paragraph-rsid="003291b8"/>
    </style:style>
    <style:style style:name="P7" style:family="paragraph" style:parent-style-name="Standard">
      <style:text-properties officeooo:rsid="00128803" officeooo:paragraph-rsid="0037273d"/>
    </style:style>
    <style:style style:name="P8" style:family="paragraph" style:parent-style-name="Standard">
      <style:text-properties officeooo:rsid="00128803" officeooo:paragraph-rsid="003d2bce"/>
    </style:style>
    <style:style style:name="P9" style:family="paragraph" style:parent-style-name="Standard">
      <style:text-properties officeooo:rsid="00128803" officeooo:paragraph-rsid="003ef72e"/>
    </style:style>
    <style:style style:name="P10" style:family="paragraph" style:parent-style-name="Standard">
      <style:text-properties officeooo:rsid="00128803" officeooo:paragraph-rsid="0043dbb8"/>
    </style:style>
    <style:style style:name="P11" style:family="paragraph" style:parent-style-name="Standard">
      <style:text-properties officeooo:rsid="00128803" officeooo:paragraph-rsid="0052ed9f"/>
    </style:style>
    <style:style style:name="P12" style:family="paragraph" style:parent-style-name="Standard">
      <style:text-properties officeooo:rsid="0015c51e" officeooo:paragraph-rsid="0015c51e"/>
    </style:style>
    <style:style style:name="P13" style:family="paragraph" style:parent-style-name="Standard">
      <style:text-properties officeooo:rsid="0016a722" officeooo:paragraph-rsid="0016a722"/>
    </style:style>
    <style:style style:name="P14" style:family="paragraph" style:parent-style-name="Standard">
      <style:text-properties officeooo:rsid="0016a722" officeooo:paragraph-rsid="001afe79"/>
    </style:style>
    <style:style style:name="P15" style:family="paragraph" style:parent-style-name="Standard">
      <style:text-properties officeooo:rsid="0016a722" officeooo:paragraph-rsid="002eec9a"/>
    </style:style>
    <style:style style:name="P16" style:family="paragraph" style:parent-style-name="Standard">
      <style:text-properties officeooo:rsid="0016a722" officeooo:paragraph-rsid="003291b8"/>
    </style:style>
    <style:style style:name="P17" style:family="paragraph" style:parent-style-name="Standard">
      <style:text-properties officeooo:rsid="0016a722" officeooo:paragraph-rsid="0032bf53"/>
    </style:style>
    <style:style style:name="P18" style:family="paragraph" style:parent-style-name="Standard">
      <style:text-properties officeooo:rsid="0016a722" officeooo:paragraph-rsid="00353e52"/>
    </style:style>
    <style:style style:name="P19" style:family="paragraph" style:parent-style-name="Standard">
      <style:text-properties officeooo:rsid="0016a722" officeooo:paragraph-rsid="0038c727"/>
    </style:style>
    <style:style style:name="P20" style:family="paragraph" style:parent-style-name="Standard">
      <style:text-properties officeooo:rsid="0016a722" officeooo:paragraph-rsid="003be3d0"/>
    </style:style>
    <style:style style:name="P21" style:family="paragraph" style:parent-style-name="Standard">
      <style:text-properties officeooo:rsid="0016a722" officeooo:paragraph-rsid="003ef72e"/>
    </style:style>
    <style:style style:name="P22" style:family="paragraph" style:parent-style-name="Standard">
      <style:text-properties officeooo:rsid="0016a722" officeooo:paragraph-rsid="00408d03"/>
    </style:style>
    <style:style style:name="P23" style:family="paragraph" style:parent-style-name="Standard">
      <style:text-properties officeooo:rsid="0016a722" officeooo:paragraph-rsid="00427ef0"/>
    </style:style>
    <style:style style:name="P24" style:family="paragraph" style:parent-style-name="Standard">
      <style:text-properties officeooo:rsid="0016a722" officeooo:paragraph-rsid="0043dbb8"/>
    </style:style>
    <style:style style:name="P25" style:family="paragraph" style:parent-style-name="Standard">
      <style:text-properties officeooo:rsid="0016a722" officeooo:paragraph-rsid="0044aa31"/>
    </style:style>
    <style:style style:name="P26" style:family="paragraph" style:parent-style-name="Standard">
      <style:text-properties officeooo:rsid="0016a722" officeooo:paragraph-rsid="004996c3"/>
    </style:style>
    <style:style style:name="P27" style:family="paragraph" style:parent-style-name="Standard">
      <style:text-properties officeooo:rsid="0016a722" officeooo:paragraph-rsid="0052ed9f"/>
    </style:style>
    <style:style style:name="P28" style:family="paragraph" style:parent-style-name="Standard">
      <style:text-properties style:text-underline-style="solid" style:text-underline-width="auto" style:text-underline-color="font-color" officeooo:rsid="0016a722" officeooo:paragraph-rsid="0024b854"/>
    </style:style>
    <style:style style:name="P29" style:family="paragraph" style:parent-style-name="Standard">
      <style:text-properties style:text-underline-style="solid" style:text-underline-width="auto" style:text-underline-color="font-color" officeooo:rsid="0016a722" officeooo:paragraph-rsid="0016a722"/>
    </style:style>
    <style:style style:name="P30" style:family="paragraph" style:parent-style-name="Standard">
      <style:text-properties style:text-underline-style="solid" style:text-underline-width="auto" style:text-underline-color="font-color" officeooo:rsid="0016a722" officeooo:paragraph-rsid="003291b8"/>
    </style:style>
    <style:style style:name="P31" style:family="paragraph" style:parent-style-name="Standard">
      <style:text-properties style:text-underline-style="solid" style:text-underline-width="auto" style:text-underline-color="font-color" officeooo:rsid="0016a722" officeooo:paragraph-rsid="0043dbb8"/>
    </style:style>
    <style:style style:name="P32" style:family="paragraph" style:parent-style-name="Standard">
      <style:text-properties style:text-underline-style="solid" style:text-underline-width="auto" style:text-underline-color="font-color" officeooo:rsid="0016a722" officeooo:paragraph-rsid="00570cf5"/>
    </style:style>
    <style:style style:name="P33" style:family="paragraph" style:parent-style-name="Standard">
      <style:text-properties style:text-underline-style="solid" style:text-underline-width="auto" style:text-underline-color="font-color" fo:font-weight="normal" officeooo:rsid="0016a722" officeooo:paragraph-rsid="0056bd48" style:font-weight-asian="normal" style:font-weight-complex="normal"/>
    </style:style>
    <style:style style:name="P34" style:family="paragraph" style:parent-style-name="Standard">
      <style:text-properties style:text-underline-style="solid" style:text-underline-width="auto" style:text-underline-color="font-color" fo:font-weight="normal" officeooo:rsid="0016a722" officeooo:paragraph-rsid="0056cac8" style:font-weight-asian="normal" style:font-weight-complex="normal"/>
    </style:style>
    <style:style style:name="P35" style:family="paragraph" style:parent-style-name="Standard">
      <style:text-properties officeooo:rsid="001afe79" officeooo:paragraph-rsid="001afe79"/>
    </style:style>
    <style:style style:name="P36" style:family="paragraph" style:parent-style-name="Standard">
      <style:paragraph-properties fo:text-align="center" style:justify-single-word="false"/>
      <style:text-properties fo:font-size="14pt" fo:font-weight="bold" officeooo:rsid="0015c51e" officeooo:paragraph-rsid="0015c51e" style:font-size-asian="14pt" style:font-weight-asian="bold" style:font-size-complex="14pt" style:font-weight-complex="bold"/>
    </style:style>
    <style:style style:name="P37" style:family="paragraph" style:parent-style-name="Standard">
      <style:text-properties officeooo:rsid="002c3ce9" officeooo:paragraph-rsid="002c3ce9"/>
    </style:style>
    <style:style style:name="P38" style:family="paragraph" style:parent-style-name="Standard">
      <style:text-properties officeooo:rsid="002c3ce9" officeooo:paragraph-rsid="00128803"/>
    </style:style>
    <style:style style:name="P39" style:family="paragraph" style:parent-style-name="Standard">
      <style:text-properties style:text-underline-style="none" officeooo:rsid="0016a722" officeooo:paragraph-rsid="003082f4"/>
    </style:style>
    <style:style style:name="P40" style:family="paragraph" style:parent-style-name="Standard">
      <style:text-properties style:text-underline-style="none" officeooo:rsid="0016a722" officeooo:paragraph-rsid="0023b1de"/>
    </style:style>
    <style:style style:name="P41" style:family="paragraph" style:parent-style-name="Standard">
      <style:text-properties style:text-underline-style="none" officeooo:rsid="0016a722" officeooo:paragraph-rsid="003a2c1b"/>
    </style:style>
    <style:style style:name="P42" style:family="paragraph" style:parent-style-name="Standard">
      <style:text-properties style:text-underline-style="none" officeooo:rsid="0016a722" officeooo:paragraph-rsid="0038c727"/>
    </style:style>
    <style:style style:name="P43" style:family="paragraph" style:parent-style-name="Standard">
      <style:text-properties style:text-underline-style="none" officeooo:rsid="0016a722" officeooo:paragraph-rsid="00353e52"/>
    </style:style>
    <style:style style:name="P44" style:family="paragraph" style:parent-style-name="Standard">
      <style:text-properties style:text-underline-style="none" officeooo:rsid="0016a722" officeooo:paragraph-rsid="0044aa31"/>
    </style:style>
    <style:style style:name="P45" style:family="paragraph" style:parent-style-name="Standard">
      <style:text-properties style:text-underline-style="none" officeooo:rsid="0016a722" officeooo:paragraph-rsid="0045a73f"/>
    </style:style>
    <style:style style:name="P46" style:family="paragraph" style:parent-style-name="Standard">
      <style:text-properties style:text-underline-style="none" officeooo:rsid="0016a722" officeooo:paragraph-rsid="004996c3"/>
    </style:style>
    <style:style style:name="P47" style:family="paragraph" style:parent-style-name="Standard">
      <style:text-properties style:text-underline-style="none" officeooo:rsid="0016a722" officeooo:paragraph-rsid="005009d8"/>
    </style:style>
    <style:style style:name="P48" style:family="paragraph" style:parent-style-name="Standard">
      <style:text-properties style:text-underline-style="none" officeooo:rsid="0016a722" officeooo:paragraph-rsid="0052ed9f"/>
    </style:style>
    <style:style style:name="P49" style:family="paragraph" style:parent-style-name="Standard">
      <style:text-properties style:text-underline-style="none" officeooo:rsid="0016a722" officeooo:paragraph-rsid="0054b271"/>
    </style:style>
    <style:style style:name="P50" style:family="paragraph" style:parent-style-name="Standard">
      <style:text-properties style:text-underline-style="none" officeooo:rsid="0016a722" officeooo:paragraph-rsid="0054b8b3"/>
    </style:style>
    <style:style style:name="P51" style:family="paragraph" style:parent-style-name="Standard">
      <style:text-properties style:text-underline-style="none" officeooo:rsid="0016a722" officeooo:paragraph-rsid="00570cf5"/>
    </style:style>
    <style:style style:name="P52" style:family="paragraph" style:parent-style-name="Standard">
      <style:text-properties style:text-underline-style="none" fo:font-weight="normal" officeooo:rsid="0016a722" officeooo:paragraph-rsid="0056bd48" style:font-weight-asian="normal" style:font-weight-complex="normal"/>
    </style:style>
    <style:style style:name="P53" style:family="paragraph" style:parent-style-name="Standard">
      <style:text-properties style:text-underline-style="none" fo:font-weight="normal" officeooo:rsid="0016a722" officeooo:paragraph-rsid="0056cac8" style:font-weight-asian="normal" style:font-weight-complex="normal"/>
    </style:style>
    <style:style style:name="P54" style:family="paragraph" style:parent-style-name="Standard">
      <style:text-properties style:text-underline-style="none" fo:font-weight="normal" officeooo:rsid="00570cf5" officeooo:paragraph-rsid="00570cf5" style:font-weight-asian="normal" style:font-weight-complex="normal"/>
    </style:style>
    <style:style style:name="P55" style:family="paragraph" style:parent-style-name="Standard">
      <style:text-properties officeooo:rsid="003082f4" officeooo:paragraph-rsid="003082f4"/>
    </style:style>
    <style:style style:name="P56" style:family="paragraph" style:parent-style-name="Standard">
      <style:text-properties officeooo:rsid="00189ab2" officeooo:paragraph-rsid="00189ab2"/>
    </style:style>
    <style:style style:name="P57" style:family="paragraph" style:parent-style-name="Standard">
      <style:text-properties officeooo:rsid="00189ab2" officeooo:paragraph-rsid="003291b8"/>
    </style:style>
    <style:style style:name="P58" style:family="paragraph" style:parent-style-name="Standard">
      <style:text-properties officeooo:rsid="00189ab2" officeooo:paragraph-rsid="0038c727"/>
    </style:style>
    <style:style style:name="P59" style:family="paragraph" style:parent-style-name="Standard">
      <style:text-properties officeooo:rsid="0031c79c" officeooo:paragraph-rsid="003291b8"/>
    </style:style>
    <style:style style:name="P60" style:family="paragraph" style:parent-style-name="Standard">
      <style:text-properties officeooo:rsid="003291b8" officeooo:paragraph-rsid="003291b8"/>
    </style:style>
    <style:style style:name="P61" style:family="paragraph" style:parent-style-name="Standard">
      <style:text-properties officeooo:rsid="003291b8" officeooo:paragraph-rsid="0037273d"/>
    </style:style>
    <style:style style:name="P62" style:family="paragraph" style:parent-style-name="Standard">
      <style:text-properties officeooo:rsid="003d2bce" officeooo:paragraph-rsid="003d2bce"/>
    </style:style>
    <style:style style:name="P63" style:family="paragraph" style:parent-style-name="Standard">
      <style:text-properties officeooo:rsid="003ef72e" officeooo:paragraph-rsid="003ef72e"/>
    </style:style>
    <style:style style:name="P64" style:family="paragraph" style:parent-style-name="Standard">
      <style:text-properties fo:font-weight="normal" officeooo:rsid="0016a722" officeooo:paragraph-rsid="005009d8" style:font-weight-asian="normal" style:font-weight-complex="normal"/>
    </style:style>
    <style:style style:name="P65" style:family="paragraph" style:parent-style-name="Standard">
      <style:text-properties fo:font-weight="normal" officeooo:rsid="0016a722" officeooo:paragraph-rsid="004b4bd4" style:font-weight-asian="normal" style:font-weight-complex="normal"/>
    </style:style>
    <style:style style:name="P66" style:family="paragraph" style:parent-style-name="Standard">
      <style:text-properties fo:font-weight="normal" officeooo:rsid="0016a722" officeooo:paragraph-rsid="003a2c1b" style:font-weight-asian="normal" style:font-weight-complex="normal"/>
    </style:style>
    <style:style style:name="P67" style:family="paragraph" style:parent-style-name="Standard">
      <style:text-properties officeooo:rsid="00466aba" officeooo:paragraph-rsid="00466aba"/>
    </style:style>
    <style:style style:name="P68" style:family="paragraph" style:parent-style-name="Standard">
      <style:text-properties officeooo:rsid="004b2e6a" officeooo:paragraph-rsid="00570cf5"/>
    </style:style>
    <style:style style:name="P69" style:family="paragraph" style:parent-style-name="Standard">
      <style:text-properties officeooo:rsid="004b4bd4" officeooo:paragraph-rsid="004b4bd4"/>
    </style:style>
    <style:style style:name="P70" style:family="paragraph" style:parent-style-name="Standard">
      <style:text-properties style:text-underline-style="none" officeooo:rsid="0016a722" officeooo:paragraph-rsid="003082f4"/>
    </style:style>
    <style:style style:name="P71" style:family="paragraph" style:parent-style-name="Standard">
      <style:text-properties style:text-underline-style="none" fo:font-weight="normal" officeooo:rsid="00189ab2" officeooo:paragraph-rsid="00427ef0" style:font-weight-asian="normal" style:font-weight-complex="normal"/>
    </style:style>
    <style:style style:name="P72" style:family="paragraph" style:parent-style-name="Standard">
      <style:text-properties style:text-underline-style="none" fo:font-weight="normal" officeooo:rsid="00189ab2" officeooo:paragraph-rsid="0054b271" style:font-weight-asian="normal" style:font-weight-complex="normal"/>
    </style:style>
    <style:style style:name="P73" style:family="paragraph" style:parent-style-name="Standard">
      <style:text-properties style:text-underline-style="none" fo:font-weight="normal" officeooo:rsid="0016a722" officeooo:paragraph-rsid="005da027" style:font-weight-asian="normal" style:font-weight-complex="normal"/>
    </style:style>
    <style:style style:name="P74" style:family="paragraph" style:parent-style-name="Standard">
      <style:text-properties style:text-underline-style="none" fo:font-weight="bold" officeooo:rsid="0016a722" officeooo:paragraph-rsid="005051da" style:font-weight-asian="bold" style:font-weight-complex="bold"/>
    </style:style>
    <style:style style:name="P75" style:family="paragraph" style:parent-style-name="Standard">
      <style:text-properties officeooo:rsid="00189ab2" officeooo:paragraph-rsid="0032bf53"/>
    </style:style>
    <style:style style:name="P76" style:family="paragraph" style:parent-style-name="Standard">
      <style:text-properties officeooo:rsid="00189ab2" officeooo:paragraph-rsid="00352060"/>
    </style:style>
    <style:style style:name="P77" style:family="paragraph" style:parent-style-name="Standard">
      <style:text-properties officeooo:rsid="00189ab2" officeooo:paragraph-rsid="00353e52"/>
    </style:style>
    <style:style style:name="P78" style:family="paragraph" style:parent-style-name="Standard">
      <style:text-properties officeooo:rsid="00189ab2" officeooo:paragraph-rsid="0038c727"/>
    </style:style>
    <style:style style:name="P79" style:family="paragraph" style:parent-style-name="Standard">
      <style:text-properties officeooo:rsid="00189ab2" officeooo:paragraph-rsid="003291b8"/>
    </style:style>
    <style:style style:name="P80" style:family="paragraph" style:parent-style-name="Standard">
      <style:text-properties style:text-underline-style="solid" style:text-underline-width="auto" style:text-underline-color="font-color" officeooo:rsid="00189ab2" officeooo:paragraph-rsid="00427ef0"/>
    </style:style>
    <style:style style:name="P81" style:family="paragraph" style:parent-style-name="Standard">
      <style:text-properties style:text-underline-style="solid" style:text-underline-width="auto" style:text-underline-color="font-color" fo:font-weight="bold" officeooo:rsid="00189ab2" officeooo:paragraph-rsid="00408d03" style:font-weight-asian="bold" style:font-weight-complex="bold"/>
    </style:style>
    <style:style style:name="P82" style:family="paragraph" style:parent-style-name="Standard">
      <style:text-properties officeooo:rsid="003082f4" officeooo:paragraph-rsid="003d2bce"/>
    </style:style>
    <style:style style:name="P83" style:family="paragraph" style:parent-style-name="Standard">
      <style:text-properties fo:font-weight="normal" officeooo:rsid="00189ab2" officeooo:paragraph-rsid="003fd552" style:font-weight-asian="normal" style:font-weight-complex="normal"/>
    </style:style>
    <style:style style:name="P84" style:family="paragraph" style:parent-style-name="Standard">
      <style:text-properties officeooo:rsid="0015ec4d" officeooo:paragraph-rsid="003291b8"/>
    </style:style>
    <style:style style:name="P85" style:family="paragraph" style:parent-style-name="Standard">
      <style:text-properties officeooo:rsid="0016a722" officeooo:paragraph-rsid="0016a722"/>
    </style:style>
    <style:style style:name="P86" style:family="paragraph" style:parent-style-name="Standard">
      <style:text-properties officeooo:rsid="00128803" officeooo:paragraph-rsid="0058d821"/>
    </style:style>
    <style:style style:name="P87" style:family="paragraph" style:parent-style-name="Standard">
      <style:text-properties officeooo:rsid="004b2e6a" officeooo:paragraph-rsid="005be77f"/>
    </style:style>
    <style:style style:name="T1" style:family="text">
      <style:text-properties officeooo:rsid="00128803"/>
    </style:style>
    <style:style style:name="T2" style:family="text">
      <style:text-properties officeooo:rsid="0015ec4d"/>
    </style:style>
    <style:style style:name="T3" style:family="text">
      <style:text-properties officeooo:rsid="0016a722"/>
    </style:style>
    <style:style style:name="T4" style:family="text">
      <style:text-properties officeooo:rsid="0016b8a3"/>
    </style:style>
    <style:style style:name="T5" style:family="text">
      <style:text-properties officeooo:rsid="00189ab2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16a722"/>
    </style:style>
    <style:style style:name="T8" style:family="text">
      <style:text-properties style:text-underline-style="solid" style:text-underline-width="auto" style:text-underline-color="font-color" officeooo:rsid="0015ec4d"/>
    </style:style>
    <style:style style:name="T9" style:family="text">
      <style:text-properties style:text-underline-style="solid" style:text-underline-width="auto" style:text-underline-color="font-color" officeooo:rsid="002eec9a"/>
    </style:style>
    <style:style style:name="T10" style:family="text">
      <style:text-properties style:text-underline-style="solid" style:text-underline-width="auto" style:text-underline-color="font-color" officeooo:rsid="0031c79c"/>
    </style:style>
    <style:style style:name="T11" style:family="text">
      <style:text-properties style:text-underline-style="solid" style:text-underline-width="auto" style:text-underline-color="font-color" officeooo:rsid="003291b8"/>
    </style:style>
    <style:style style:name="T12" style:family="text">
      <style:text-properties style:text-underline-style="solid" style:text-underline-width="auto" style:text-underline-color="font-color" officeooo:rsid="0037273d"/>
    </style:style>
    <style:style style:name="T13" style:family="text">
      <style:text-properties style:text-underline-style="solid" style:text-underline-width="auto" style:text-underline-color="font-color" officeooo:rsid="0038c727"/>
    </style:style>
    <style:style style:name="T14" style:family="text">
      <style:text-properties style:text-underline-style="solid" style:text-underline-width="auto" style:text-underline-color="font-color" officeooo:rsid="003d2bce"/>
    </style:style>
    <style:style style:name="T15" style:family="text">
      <style:text-properties style:text-underline-style="solid" style:text-underline-width="auto" style:text-underline-color="font-color" officeooo:rsid="003ef72e"/>
    </style:style>
    <style:style style:name="T16" style:family="text">
      <style:text-properties style:text-underline-style="solid" style:text-underline-width="auto" style:text-underline-color="font-color" officeooo:rsid="0043dbb8"/>
    </style:style>
    <style:style style:name="T17" style:family="text">
      <style:text-properties style:text-underline-style="solid" style:text-underline-width="auto" style:text-underline-color="font-color" officeooo:rsid="0045a73f"/>
    </style:style>
    <style:style style:name="T18" style:family="text">
      <style:text-properties style:text-underline-style="solid" style:text-underline-width="auto" style:text-underline-color="font-color" officeooo:rsid="00478a2a"/>
    </style:style>
    <style:style style:name="T19" style:family="text">
      <style:text-properties style:text-underline-style="solid" style:text-underline-width="auto" style:text-underline-color="font-color" officeooo:rsid="004b4bd4"/>
    </style:style>
    <style:style style:name="T20" style:family="text">
      <style:text-properties officeooo:rsid="00206d0d"/>
    </style:style>
    <style:style style:name="T21" style:family="text">
      <style:text-properties officeooo:rsid="0022052b"/>
    </style:style>
    <style:style style:name="T22" style:family="text">
      <style:text-properties officeooo:rsid="0023b1de"/>
    </style:style>
    <style:style style:name="T23" style:family="text">
      <style:text-properties officeooo:rsid="0029c5d4"/>
    </style:style>
    <style:style style:name="T24" style:family="text">
      <style:text-properties officeooo:rsid="002d03ca"/>
    </style:style>
    <style:style style:name="T25" style:family="text">
      <style:text-properties fo:font-size="20pt" fo:font-weight="bold" style:font-size-asian="20pt" style:font-weight-asian="bold" style:font-size-complex="20pt" style:font-weight-complex="bold"/>
    </style:style>
    <style:style style:name="T26" style:family="text">
      <style:text-properties fo:font-size="20pt" fo:font-weight="bold" officeooo:rsid="00128803" style:font-size-asian="20pt" style:font-weight-asian="bold" style:font-size-complex="20pt" style:font-weight-complex="bold"/>
    </style:style>
    <style:style style:name="T27" style:family="text">
      <style:text-properties fo:font-size="20pt" fo:font-weight="bold" officeooo:rsid="0058d821" style:font-size-asian="20pt" style:font-weight-asian="bold" style:font-size-complex="20pt" style:font-weight-complex="bold"/>
    </style:style>
    <style:style style:name="T28" style:family="text">
      <style:text-properties officeooo:rsid="002eec9a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officeooo:rsid="0029e868"/>
    </style:style>
    <style:style style:name="T31" style:family="text">
      <style:text-properties style:text-underline-style="none" officeooo:rsid="0023b1de"/>
    </style:style>
    <style:style style:name="T32" style:family="text">
      <style:text-properties style:text-underline-style="none" officeooo:rsid="004996c3"/>
    </style:style>
    <style:style style:name="T33" style:family="text">
      <style:text-properties style:text-underline-style="none" officeooo:rsid="0052ed9f"/>
    </style:style>
    <style:style style:name="T34" style:family="text">
      <style:text-properties style:text-underline-style="none" officeooo:rsid="003a2c1b"/>
    </style:style>
    <style:style style:name="T35" style:family="text">
      <style:text-properties style:text-underline-style="none" officeooo:rsid="0022052b"/>
    </style:style>
    <style:style style:name="T36" style:family="text">
      <style:text-properties style:text-underline-style="none" officeooo:rsid="00570cf5"/>
    </style:style>
    <style:style style:name="T37" style:family="text">
      <style:text-properties officeooo:rsid="003082f4"/>
    </style:style>
    <style:style style:name="T38" style:family="text">
      <style:text-properties officeooo:rsid="003223ea"/>
    </style:style>
    <style:style style:name="T39" style:family="text">
      <style:text-properties officeooo:rsid="003291b8"/>
    </style:style>
    <style:style style:name="T40" style:family="text">
      <style:text-properties officeooo:rsid="003a2c1b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5009d8" style:font-weight-asian="bold" style:font-weight-complex="bold"/>
    </style:style>
    <style:style style:name="T43" style:family="text">
      <style:text-properties officeooo:rsid="0043dbb8"/>
    </style:style>
    <style:style style:name="T44" style:family="text">
      <style:text-properties officeooo:rsid="0044aa31"/>
    </style:style>
    <style:style style:name="T45" style:family="text">
      <style:text-properties officeooo:rsid="00478a2a"/>
    </style:style>
    <style:style style:name="T46" style:family="text">
      <style:text-properties officeooo:rsid="00485c7f"/>
    </style:style>
    <style:style style:name="T47" style:family="text">
      <style:text-properties officeooo:rsid="005009d8"/>
    </style:style>
    <style:style style:name="T48" style:family="text">
      <style:text-properties officeooo:rsid="00514d32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22052b" style:font-weight-asian="normal" style:font-weight-complex="normal"/>
    </style:style>
    <style:style style:name="T51" style:family="text">
      <style:text-properties officeooo:rsid="0056cac8"/>
    </style:style>
    <style:style style:name="T52" style:family="text">
      <style:text-properties officeooo:rsid="00570cf5"/>
    </style:style>
    <style:style style:name="T53" style:family="text">
      <style:text-properties officeooo:rsid="0058d821"/>
    </style:style>
    <style:style style:name="T54" style:family="text">
      <style:text-properties officeooo:rsid="00602a3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7">Organizing </text:span><text:span text:style-name="T25">Santa-Fe County’</text:span><text:span text:style-name="T27">s</text:span><text:span text:style-name="T25"> Precincts,<text:line-break/></text:span><text:span text:style-name="T27">in manners which Control County Government</text:span><text:span text:style-name="T25">;<text:line-break/></text:span><text:span text:style-name="T27">&amp; </text:span><text:span text:style-name="T26">Notes related there-to</text:span><text:span text:style-name="T25">.</text:span><text:span text:style-name="T1"><text:line-break/></text:span></text:p>
      <text:p text:style-name="P2">~~~~~~~~~~~~~~~~~~~~~~~~~~~~~~~~~~~~~~~~~~~~~~~~~~~~~~~~~~~</text:p>
      <text:p text:style-name="P36"><text:span text:style-name="T6">Ideal Population-Count</text:span> for <text:span text:style-name="T6">Each of 10-Precincts</text:span> is: <text:s/><text:span text:style-name="T6">14,417</text:span>.</text:p>
      <text:p text:style-name="P38"/>
      <text:p text:style-name="P37"><text:span text:style-name="T24"><text:tab/>In this document, we are </text:span>work<text:span text:style-name="T24">ing</text:span> from the raw precinct jurisdictions <text:span text:style-name="T28">data</text:span>, with-out attempting to conform with the boundaries established for the municipal <text:span text:style-name="T24">county-</text:span>commissioners districts.</text:p>
      <text:p text:style-name="P12"/>
      <text:p text:style-name="P4"><text:span text:style-name="T7">Forming </text:span><text:span text:style-name="T11">Common-Law Super-</text:span><text:span text:style-name="T9">Precinct </text:span><text:span text:style-name="T6">1</text:span>: <text:span text:style-name="T8">North/</text:span><text:span text:style-name="T10">Santa-Cruz</text:span><text:span text:style-name="T2">; <text:line-break/>includes Municipal-Precincts: 1, 2, 3, 4, 5, 23, 40, 58, 59, 61, 79, 87. </text:span></text:p>
      <text:p text:style-name="P5"/>
      <text:p text:style-name="P15">Municipal-Precincts Population-Counts:<text:line-break/>M-Precinct-58:<text:tab/>2,089<text:line-break/>M-Precinct-79:<text:tab/>1,640</text:p>
      <text:p text:style-name="P15">M-Precinct-1:<text:tab/><text:tab/>2,155</text:p>
      <text:p text:style-name="P13">M-Precinct-2: <text:tab/><text:tab/> <text:s text:c="2"/>419</text:p>
      <text:p text:style-name="P13">M-Precinct-3: <text:tab/><text:tab/> <text:s text:c="2"/>641</text:p>
      <text:p text:style-name="P15">M-Precinct-23:<text:tab/>1,097</text:p>
      <text:p text:style-name="P15">M-Precinct-59:<text:tab/>1,680</text:p>
      <text:p text:style-name="P39">M-Precinct-87:<text:tab/> <text:s text:c="2"/>544 <text:s/></text:p>
      <text:p text:style-name="P13">M-Precinct-4: <text:tab/><text:tab/> <text:s text:c="2"/>151</text:p>
      <text:p text:style-name="P39">M-Precinct-61:<text:tab/>2,041</text:p>
      <text:p text:style-name="P13">M-Precinct-5: <text:tab/><text:tab/>1,452</text:p>
      <text:p text:style-name="P29">M-Precinct-40:<text:tab/> <text:s text:c="2"/>547 <text:s/></text:p>
      <text:p text:style-name="P55">Total Population: <text:tab/>14,456</text:p>
      <text:p text:style-name="P13"/>
      <text:p text:style-name="P13"/>
      <text:p text:style-name="P60">~~~~~~~~~~~</text:p>
      <text:p text:style-name="P6"><text:span text:style-name="T7">Forming </text:span><text:span text:style-name="T11">Common-Law Super-</text:span><text:span text:style-name="T9">Precinct </text:span><text:span text:style-name="T11">2</text:span>: <text:span text:style-name="T8">North-</text:span><text:span text:style-name="T11">West</text:span><text:span text:style-name="T8">/</text:span><text:span text:style-name="T11">Cuyamungue</text:span><text:span text:style-name="T2">; <text:line-break/>includes Municipal-Precincts: 6, 20, 21, 24, 25, 26, 27, 33, 60, 82, &amp; 83.</text:span></text:p>
      <text:p text:style-name="P13"/>
      <text:p text:style-name="P17">M-Precinct-60:<text:tab/> <text:s/><text:tab/> <text:s text:c="2"/>568</text:p>
      <text:p text:style-name="P17">M-Precinct-<text:span text:style-name="T22">82</text:span>:<text:tab/><text:tab/>3,062</text:p>
      <text:p text:style-name="P75">M-Precinct-6:<text:tab/><text:tab/><text:tab/> <text:s text:c="2"/>332</text:p>
      <text:p text:style-name="P17"><text:span text:style-name="T29">M-Precinct-</text:span><text:span text:style-name="T31">83</text:span><text:span text:style-name="T29">:<text:tab/><text:tab/>1,546</text:span></text:p>
      <text:p text:style-name="P75">M-Precinct-21:<text:tab/><text:tab/>1,647</text:p>
      <text:p text:style-name="P76">M-Precinct-20:<text:tab/><text:tab/>1,261</text:p>
      <text:p text:style-name="P77">M-Precinct-25:<text:tab/><text:tab/> <text:s text:c="2"/>915</text:p>
      <text:p text:style-name="P18">M-Precinct-2<text:span text:style-name="T4">6</text:span>:<text:tab/> <text:s text:c="2"/><text:tab/> <text:s text:c="2"/>559</text:p>
      <text:p text:style-name="P43">M-Precinct-<text:span text:style-name="T4">27</text:span>:<text:tab/><text:tab/>1,483 <text:s text:c="2"/></text:p>
      <text:p text:style-name="P23">M-Precinct-<text:span text:style-name="T21">33</text:span>:<text:tab/><text:tab/>1,285<text:tab/></text:p>
      <text:p text:style-name="P80">M-Precinct-24:<text:tab/><text:tab/>1,148 <text:s/></text:p>
      <text:p text:style-name="P71">Total Population: <text:s/><text:tab/><text:tab/>13,806</text:p>
      <text:p text:style-name="P81"/>
      <text:p text:style-name="P18"/>
      <text:p text:style-name="P61"><text:soft-page-break/>~~~~~~~~~~~</text:p>
      <text:p text:style-name="P7"><text:span text:style-name="T7">Forming </text:span><text:span text:style-name="T11">Common-Law Super-</text:span><text:span text:style-name="T9">Precinct </text:span><text:span text:style-name="T12">3</text:span>: <text:span text:style-name="T8">North-</text:span><text:span text:style-name="T12">Ea</text:span><text:span text:style-name="T11">st</text:span><text:span text:style-name="T8">/</text:span><text:span text:style-name="T13">Tesque</text:span><text:span text:style-name="T2">; Key Precinct 9<text:line-break/>includes Municipal-Precincts: 7, 8, 9, 10, 22, 28, 30, 36, 44, 45, 46, 47, 53.</text:span></text:p>
      <text:p text:style-name="P18"/>
      <text:p text:style-name="P58">M-Precinct-7:<text:tab/><text:tab/><text:tab/>1,054</text:p>
      <text:p text:style-name="P58">M-Precinct-8:<text:tab/><text:tab/><text:tab/>1,222</text:p>
      <text:p text:style-name="P58">M-Precinct-9:<text:tab/><text:tab/><text:tab/>1,267</text:p>
      <text:p text:style-name="P19">M-Precinct-1<text:span text:style-name="T4">0</text:span>:<text:tab/><text:tab/>1,798<text:tab/></text:p>
      <text:p text:style-name="P19">M-Precinct-<text:span text:style-name="T4">2</text:span>8:<text:tab/><text:tab/> <text:s text:c="2"/>549</text:p>
      <text:p text:style-name="P19">M-Precinct-<text:span text:style-name="T4">22</text:span>: <text:tab/><text:tab/>1,065<text:tab/> <text:s text:c="2"/></text:p>
      <text:p text:style-name="P19">M-Precinct-<text:span text:style-name="T4">3</text:span>0:<text:tab/><text:tab/>1,172 <text:s text:c="2"/></text:p>
      <text:p text:style-name="P66"><text:span text:style-name="T5">M-Precinct-36:<text:tab/> <text:tab/> <text:s text:c="2"/></text:span>498</text:p>
      <text:p text:style-name="P20"><text:span text:style-name="T49">M-Precinct-</text:span><text:span text:style-name="T50">44</text:span><text:span text:style-name="T49">:<text:tab/><text:tab/>1,097</text:span></text:p>
      <text:p text:style-name="P74">M-Precinct-<text:span text:style-name="T47">53</text:span>:<text:tab/> <text:s text:c="2"/><text:tab/>1,608 <text:s/></text:p>
      <text:p text:style-name="P50"><text:span text:style-name="T49">M-Precinct-</text:span><text:span text:style-name="T50">43</text:span><text:span text:style-name="T49">:<text:tab/><text:tab/> <text:s text:c="2"/>597 <text:s/></text:span></text:p>
      <text:p text:style-name="P33"><text:span text:style-name="T29">M-Precinct-</text:span><text:span text:style-name="T35">45</text:span><text:span text:style-name="T29">:<text:tab/><text:tab/> <text:s text:c="2"/>578<text:tab/></text:span><text:line-break/><text:span text:style-name="T29">M-Precinct-</text:span><text:span text:style-name="T34">47</text:span><text:span text:style-name="T29">:<text:tab/><text:tab/>1,050<text:tab/></text:span></text:p>
      <text:p text:style-name="P33">M-Precinct-<text:span text:style-name="T40">46</text:span>:<text:tab/><text:tab/> <text:s text:c="2"/>532 <text:s/></text:p>
      <text:p text:style-name="P82">Total Population: <text:tab/><text:tab/>14,087 <text:span text:style-name="T53">Good.</text:span></text:p>
      <text:p text:style-name="P64"/>
      <text:p text:style-name="P54">~~~~~~~~~~~~~~~~~~~~~~~~~~~~~~~~~~~~~~~~~~~~~~~~~~~~~~</text:p>
      <text:p text:style-name="P86"><text:span text:style-name="T7">Forming </text:span><text:span text:style-name="T11">Common-Law Super-</text:span><text:span text:style-name="T9">Precinct </text:span><text:span text:style-name="T19">8</text:span>: <text:span text:style-name="T19">East</text:span><text:span text:style-name="T11"> </text:span><text:span text:style-name="T14">Santa-Fe</text:span><text:span text:style-name="T2">; Key Precinct 48:<text:line-break/>includes Municipal-Precincts: 37, 48, 54, 55. </text:span></text:p>
      <text:p text:style-name="P49"/>
      <text:p text:style-name="P72">M-Precinct-48:<text:tab/><text:tab/>2,198</text:p>
      <text:p text:style-name="P52">M-Precinct-<text:span text:style-name="T47">55</text:span>:<text:tab/><text:tab/>1,638</text:p>
      <text:p text:style-name="P53">M-Precinct-<text:span text:style-name="T51">37</text:span>:<text:tab/><text:tab/>1,284 <text:s/></text:p>
      <text:p text:style-name="P73">M-Precinct-<text:span text:style-name="T51">54</text:span>:<text:tab/><text:tab/>1,922 <text:line-break/><text:span text:style-name="T41">M-Precinct-</text:span><text:span text:style-name="T42">53</text:span><text:span text:style-name="T41">:<text:tab/> <text:s text:c="2"/><text:tab/>1,608 <text:s text:c="2"/></text:span></text:p>
      <text:p text:style-name="P34">M-Precinct-<text:span text:style-name="T48">52</text:span>:<text:tab/><text:tab/>2,327 </text:p>
      <text:p text:style-name="P27"/>
      <text:p text:style-name="P27"/>
      <text:p text:style-name="P27"/>
      <text:p text:style-name="P11"><text:span text:style-name="T33">~~~~~~~~~~~~~~~~~~~~~~~~~~~~~~~~~~~~~~</text:span><text:span text:style-name="T7"><text:line-break/>Forming </text:span><text:span text:style-name="T11">Common-Law Super-</text:span><text:span text:style-name="T9">Precinct </text:span><text:span text:style-name="T18">7</text:span>: <text:span text:style-name="T15">South</text:span><text:span text:style-name="T11"> </text:span><text:span text:style-name="T14">Santa-Fe</text:span><text:span text:style-name="T2">; Key Precinct 70.<text:line-break/>includes Municipal-Precincts: 35, 38, 39, 41, 42, 49, 50, 51, 70, 74. </text:span></text:p>
      <text:p text:style-name="P3"/>
      <text:p text:style-name="P48">M-Precinct-<text:span text:style-name="T45">42</text:span>:<text:tab/><text:tab/> <text:s text:c="2"/>769 <text:s/></text:p>
      <text:p text:style-name="P48">M-Precinct-<text:span text:style-name="T45">41</text:span>:<text:tab/> <text:s text:c="2"/><text:tab/>1,769</text:p>
      <text:p text:style-name="P48">M-Precinct-<text:span text:style-name="T46">35</text:span>:<text:tab/><text:tab/> <text:s text:c="2"/>373 <text:s/></text:p>
      <text:p text:style-name="P48">M-Precinct-<text:span text:style-name="T46">74</text:span>:<text:tab/> <text:s text:c="2"/><text:tab/>1,430</text:p>
      <text:p text:style-name="P48">M-Precinct-<text:span text:style-name="T46">39</text:span>:<text:tab/><text:tab/>1,001 <text:s/></text:p>
      <text:p text:style-name="P48">M-Precinct-<text:span text:style-name="T46">38</text:span>:<text:tab/><text:tab/>1,673 <text:s/></text:p>
      <text:p text:style-name="P48">M-Precinct-<text:span text:style-name="T46">56</text:span>:<text:tab/><text:tab/>1,497<text:tab/> <text:s/></text:p>
      <text:p text:style-name="P48">M-Precinct-<text:span text:style-name="T46">70</text:span>:<text:tab/><text:tab/>3,992<text:tab/></text:p>
      <text:p text:style-name="P32"><text:span text:style-name="T29">M-Precinct-</text:span><text:span text:style-name="T32">49</text:span><text:span text:style-name="T29">:<text:tab/> <text:s text:c="2"/><text:tab/>1,045 <text:s/></text:span><text:line-break/><text:span text:style-name="T29">M-Precinct-</text:span><text:span text:style-name="T36">50</text:span><text:span text:style-name="T29">:<text:tab/><text:tab/>1,298 <text:s/><text:line-break/></text:span>M-Precinct-<text:span text:style-name="T52">51</text:span>:<text:tab/><text:tab/>1,031 <text:s/></text:p>
      <text:p text:style-name="P87">Total Population:<text:tab/><text:tab/>15,878 <text:s text:c="3"/></text:p>
      <text:p text:style-name="P87"><text:soft-page-break/>/ <text:s text:c="2"/>13,551</text:p>
      <text:p text:style-name="P68"/>
      <text:p text:style-name="P68"/>
      <text:p text:style-name="P51"/>
      <text:p text:style-name="P27"/>
      <text:p text:style-name="P51"/>
      <text:p text:style-name="P47"/>
      <text:p text:style-name="P47"/>
      <text:p text:style-name="P48"/>
      <text:p text:style-name="P47"/>
      <text:p text:style-name="P47"/>
      <text:p text:style-name="P19"/>
      <text:p text:style-name="P62">~~~~~~~~~~~~~~~~~~~~~</text:p>
      <text:p text:style-name="P8"><text:span text:style-name="T7">Forming </text:span><text:span text:style-name="T11">Common-Law Super-</text:span><text:span text:style-name="T9">Precinct </text:span><text:span text:style-name="T14">4</text:span>: <text:span text:style-name="T14">We</text:span><text:span text:style-name="T11">st-</text:span><text:span text:style-name="T14">Santa-Fe</text:span><text:span text:style-name="T2">; Key Precinct 11.<text:line-break/>includes Municipal-Precincts: 11, 31, 32, 34, 66, 80.</text:span></text:p>
      <text:p text:style-name="P19"/>
      <text:p text:style-name="P21"><text:span text:style-name="T29">M-Precinct-</text:span><text:span text:style-name="T31">80</text:span><text:span text:style-name="T29">:<text:tab/><text:tab/>3,861 </text:span></text:p>
      <text:p text:style-name="P21">M-Precinct-<text:span text:style-name="T21">66</text:span>:<text:tab/><text:tab/>4,167</text:p>
      <text:p text:style-name="P83">M-Precinct-11:<text:tab/><text:tab/>2,299</text:p>
      <text:p text:style-name="P22">M-Precinct-<text:span text:style-name="T20">31</text:span>:<text:tab/><text:tab/>1,123</text:p>
      <text:p text:style-name="P23">M-Precinct-<text:span text:style-name="T21">34</text:span>:<text:tab/><text:tab/>1,698<text:tab/></text:p>
      <text:p text:style-name="P31">M-Precinct-<text:span text:style-name="T20">32</text:span>:<text:tab/><text:tab/>1,880 <text:s text:c="2"/></text:p>
      <text:p text:style-name="P24"><text:span text:style-name="T37">Total Population: <text:tab/><text:tab/></text:span>15,028</text:p>
      <text:p text:style-name="P19"/>
      <text:p text:style-name="P63">~~~~~~~~~~~~~~~~~~~~~~~~~~~~~</text:p>
      <text:p text:style-name="P9"><text:span text:style-name="T7">Forming </text:span><text:span text:style-name="T11">Common-Law Super-</text:span><text:span text:style-name="T9">Precinct </text:span><text:span text:style-name="T15">5</text:span>: <text:span text:style-name="T18">West</text:span><text:span text:style-name="T15">SouthW</text:span><text:span text:style-name="T14">e</text:span><text:span text:style-name="T11">st-</text:span><text:span text:style-name="T14">Santa-Fe</text:span><text:span text:style-name="T2">; <text:line-break/>includes Municipal-Precincts: 12, 64, 86.</text:span></text:p>
      <text:p text:style-name="P24"/>
      <text:p text:style-name="P24">M-Precinct-<text:span text:style-name="T23">64</text:span>:<text:tab/><text:tab/>3,972</text:p>
      <text:p text:style-name="P24"><text:span text:style-name="T29">M-Precinct-</text:span><text:span text:style-name="T30">86</text:span><text:span text:style-name="T29">:<text:tab/><text:tab/>6,925<text:tab/> <text:s text:c="2"/></text:span></text:p>
      <text:p text:style-name="P31">M-Precinct-<text:span text:style-name="T23">12</text:span>:<text:tab/><text:tab/>2,639 <text:s/></text:p>
      <text:p text:style-name="P19"><text:span text:style-name="T43">Total-Population:<text:tab/><text:tab/></text:span>13,536 <text:span text:style-name="T54">Good.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0"><text:span text:style-name="T7">Forming </text:span><text:span text:style-name="T11">Common-Law Super-</text:span><text:span text:style-name="T9">Precinct </text:span><text:span text:style-name="T16">6</text:span>: <text:span text:style-name="T15">South</text:span><text:span text:style-name="T18">West</text:span><text:span text:style-name="T11">-</text:span><text:span text:style-name="T14">Santa-Fe</text:span><text:span text:style-name="T2">; <text:line-break/>includes Municipal-Precincts: 14, 62, 67, 75.</text:span></text:p>
      <text:p text:style-name="P10"/>
      <text:p text:style-name="P24">M-Precinct-<text:span text:style-name="T23">67</text:span>:<text:tab/><text:tab/>4,890</text:p>
      <text:p text:style-name="P44">M-Precinct-<text:span text:style-name="T44">75</text:span>:<text:tab/><text:tab/>4,312<text:tab/></text:p>
      <text:p text:style-name="P25">M-Precinct-<text:span text:style-name="T23">62</text:span>:<text:tab/><text:tab/>2,279<text:tab/></text:p>
      <text:p text:style-name="P45"><text:span text:style-name="T6">M-Precinct-</text:span><text:span text:style-name="T17">14</text:span><text:span text:style-name="T6">:<text:tab/><text:tab/>2,755 <text:s/></text:span><text:s/></text:p>
      <text:p text:style-name="P67">Total Population:<text:tab/><text:tab/><text:span text:style-name="T3">14,236 Good.</text:span></text:p>
      <text:p text:style-name="P42"/>
      <text:p text:style-name="P19"><text:soft-page-break/></text:p>
      <text:p text:style-name="P19"/>
      <text:p text:style-name="P69">~~~~~~~~~~~~~~~~~~~~~~~~~~~~~~~</text:p>
      <text:p text:style-name="P65"/>
      <text:p text:style-name="P19"/>
      <text:p text:style-name="P64"/>
      <text:p text:style-name="P26"><text:span text:style-name="T29">M-Precinct-</text:span><text:span text:style-name="T32">78</text:span><text:span text:style-name="T29">:<text:tab/><text:tab/>2,594 <text:s/></text:span></text:p>
      <text:p text:style-name="P47"/>
      <text:p text:style-name="P19"/>
      <text:p text:style-name="P16">*****************************************</text:p>
      <text:p text:style-name="P59"/>
      <text:p text:style-name="P59"><text:span text:style-name="T39"><text:line-break/>~~~~~~~~~~~~~~~~~~~~~~~~~~~~~~~~~~~~~~~~~~~~~<text:line-break/>Forming Common-Law Super-Precinct 10; </text:span>South/Edgewood:</text:p>
      <text:p text:style-name="P84">includes Municipal-Precincts: 15, 16, 17, 18, 19, 63, 71, 72, 73, 84, &amp; 85. </text:p>
      <text:p text:style-name="P57"/>
      <text:p text:style-name="P16"><text:span text:style-name="T5">M-Precinct-84:<text:tab/><text:tab/>2,342<text:line-break/>M-Precinct-85:<text:tab/><text:tab/>2,447</text:span><text:tab/><text:line-break/><text:span text:style-name="T5">M-Precinct-73:<text:tab/><text:tab/>1,947</text:span></text:p>
      <text:p text:style-name="P57">M-Precinct-18:<text:tab/><text:tab/>1,417</text:p>
      <text:p text:style-name="P57">M-Precinct-19:<text:tab/><text:tab/> <text:s text:c="2"/>353</text:p>
      <text:p text:style-name="P16">M-Precinct-<text:span text:style-name="T23">15</text:span>:<text:tab/><text:tab/>1,101</text:p>
      <text:p text:style-name="P57">M-Precinct-16:<text:tab/><text:tab/> <text:s text:c="2"/>486</text:p>
      <text:p text:style-name="P57">M-Precinct-17:<text:tab/><text:tab/> <text:s text:c="2"/>396</text:p>
      <text:p text:style-name="P57">M-Precinct-72:<text:tab/><text:tab/>1,648</text:p>
      <text:p text:style-name="P16">M-Precinct-<text:span text:style-name="T38">71</text:span>:<text:tab/><text:tab/>1,670</text:p>
      <text:p text:style-name="P30">M-Precinct-<text:span text:style-name="T38">63</text:span>:<text:tab/><text:tab/>1,074 <text:s text:c="2"/></text:p>
      <text:p text:style-name="P16"><text:span text:style-name="T37">Total Population: <text:tab/><text:tab/></text:span>14,881</text:p>
      <text:p text:style-name="P13"/>
      <text:p text:style-name="P26"><text:span text:style-name="T5"><text:line-break/></text:span><text:line-break/><text:span text:style-name="T5"><text:line-break/><text:line-break/></text:span></text:p>
      <text:p text:style-name="P26"><text:span text:style-name="T5">M-Precinct-88:<text:tab/><text:tab/>1,988</text:span><text:line-break/></text:p>
      <text:p text:style-name="P28"/>
      <text:p text:style-name="P56">******************************</text:p>
      <text:p text:style-name="P56">~~~~~~~~~~~~~~~~~~~~~~~~~~~~</text:p>
      <text:p text:style-name="P35">~~~~~~~~~~~~~~~~~~~~~<text:span text:style-name="T5">~~</text:span></text:p>
      <text:p text:style-name="P14"/>
      <text:p text:style-name="P40"/>
      <text:p text:style-name="P41"><text:s/></text:p>
      <text:p text:style-name="P41"/>
      <text:p text:style-name="P41"><text:s text:c="3"/></text:p>
      <text:p text:style-name="P41"/>
      <text:p text:style-name="P41"/>
      <text:p text:style-name="P41"/>
      <text:p text:style-name="P41"/>
      <text:p text:style-name="P41"><text:soft-page-break/></text:p>
      <text:p text:style-name="P46"/>
      <text:p text:style-name="P46"><text:s/></text:p>
      <text:p text:style-name="P46"/>
      <text:p text:style-name="P46"/>
      <text:p text:style-name="P46">M-Precinct-:<text:tab/> <text:s text:c="2"/></text:p>
      <text:p text:style-name="P46">M-Precinct-:</text:p>
      <text:p text:style-name="P46">M-Precinct-:<text:tab/> <text:s/></text:p>
      <text:p text:style-name="P46">M-Precinct-:<text:tab/> <text:s text:c="2"/></text:p>
      <text:p text:style-name="P46">M-Precinct-:</text:p>
      <text:p text:style-name="P46">M-Precinct-:<text:tab/> <text:s/></text:p>
      <text:p text:style-name="P46">M-Precinct-:<text:tab/> <text:s text:c="2"/></text:p>
      <text:p text:style-name="P46">M-Precinct-:</text:p>
      <text:p text:style-name="P46">M-Precinct-:<text:tab/> <text:s/></text:p>
      <text:p text:style-name="P46">M-Precinct-:<text:tab/> <text:s text:c="2"/></text:p>
      <text:p text:style-name="P46">M-Precinct-:</text:p>
      <text:p text:style-name="P46">M-Precinct-:<text:tab/> <text:s/></text:p>
      <text:p text:style-name="P46">M-Precinct-:<text:tab/> <text:s text:c="2"/></text:p>
      <text:p text:style-name="P46">M-Precinct-: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7T14:39:24.998950414</meta:creation-date>
    <dc:date>2019-07-12T16:19:43.260547346</dc:date>
    <meta:editing-duration>PT9H36M37S</meta:editing-duration>
    <meta:editing-cycles>21</meta:editing-cycles>
    <meta:generator>LibreOffice/6.0.7.3$Linux_X86_64 LibreOffice_project/00m0$Build-3</meta:generator>
    <meta:document-statistic meta:table-count="0" meta:image-count="0" meta:object-count="0" meta:page-count="5" meta:paragraph-count="124" meta:word-count="417" meta:character-count="4186" meta:non-whitespace-character-count="3583"/>
  </office:meta>
</office:document-meta>
</file>